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row table:style-name="ro2">
          <table:table-cell office:value-type="string">
            <text:p>Month</text:p>
          </table:table-cell>
          <table:table-cell office:value-type="string">
            <text:p>Advertising Expenditure</text:p>
          </table:table-cell>
          <table:table-cell office:value-type="string">
            <text:p>Revenue</text:p>
          </table:table-cell>
          <table:table-cell/>
          <table:table-cell office:value-type="string">
            <text:p>Calculations for 95% Prediction Interval</text:p>
          </table:table-cell>
          <table:table-cell table:number-columns-repeated="3"/>
        </table:table-row>
        <table:table-row table:style-name="ro2">
          <table:table-cell office:value-type="string">
            <text:p>Jan</text:p>
          </table:table-cell>
          <table:table-cell office:value-type="float" office:value="49">
            <text:p>49</text:p>
          </table:table-cell>
          <table:table-cell office:value-type="float" office:value="12210">
            <text:p>12210</text:p>
          </table:table-cell>
          <table:table-cell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</table:table-row>
        <table:table-row table:style-name="ro3">
          <table:table-cell office:value-type="string">
            <text:p>Feb</text:p>
          </table:table-cell>
          <table:table-cell office:value-type="float" office:value="145">
            <text:p>145</text:p>
          </table:table-cell>
          <table:table-cell office:value-type="float" office:value="17590">
            <text:p>17590</text:p>
          </table:table-cell>
          <table:table-cell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C2:.C13])" office:value-type="float" office:value="12">
            <text:p>12</text:p>
          </table:table-cell>
          <table:table-cell office:value-type="string">
            <text:p>'=LICZBA.WIERSZY(<text:span text:style-name="T1">C2:C13</text:span>)</text:p>
          </table:table-cell>
        </table:table-row>
        <table:table-row table:style-name="ro3">
          <table:table-cell office:value-type="string">
            <text:p>Mar</text:p>
          </table:table-cell>
          <table:table-cell office:value-type="float" office:value="57">
            <text:p>57</text:p>
          </table:table-cell>
          <table:table-cell office:value-type="float" office:value="13215">
            <text:p>13215</text:p>
          </table:table-cell>
          <table:table-cell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G3]-2" office:value-type="float" office:value="10">
            <text:p>10</text:p>
          </table:table-cell>
          <table:table-cell office:value-type="string">
            <text:p>'=<text:span text:style-name="T1">G3</text:span>-2</text:p>
          </table:table-cell>
        </table:table-row>
        <table:table-row table:style-name="ro3">
          <table:table-cell office:value-type="string">
            <text:p>Apr</text:p>
          </table:table-cell>
          <table:table-cell office:value-type="float" office:value="153">
            <text:p>153</text:p>
          </table:table-cell>
          <table:table-cell office:value-type="float" office:value="19200">
            <text:p>19200</text:p>
          </table:table-cell>
          <table:table-cell/>
          <table:table-cell office:value-type="string">
            <text:p>X-bar</text:p>
          </table:table-cell>
          <table:table-cell/>
          <table:table-cell table:formula="of:=AVERAGE([.B2:.B13])" office:value-type="float" office:value="103.583333333333">
            <text:p>103,5833333333</text:p>
          </table:table-cell>
          <table:table-cell office:value-type="string">
            <text:p>'=ŚREDNIA(<text:span text:style-name="T1">B2:B13</text:span>)</text:p>
          </table:table-cell>
        </table:table-row>
        <table:table-row table:style-name="ro3">
          <table:table-cell office:value-type="string">
            <text:p>May</text:p>
          </table:table-cell>
          <table:table-cell office:value-type="float" office:value="92">
            <text:p>92</text:p>
          </table:table-cell>
          <table:table-cell office:value-type="float" office:value="14600">
            <text:p>14600</text:p>
          </table:table-cell>
          <table:table-cell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2:.C13];[.B2:.B13])" office:value-type="float" office:value="443.929080040534">
            <text:p>443,9290800405</text:p>
          </table:table-cell>
          <table:table-cell office:value-type="string">
            <text:p>'=REGBŁSTD(<text:span text:style-name="T1">C2:C13</text:span>;<text:span text:style-name="T2">B2:B13</text:span>)</text:p>
          </table:table-cell>
        </table:table-row>
        <table:table-row table:style-name="ro3">
          <table:table-cell office:value-type="string">
            <text:p>Jun</text:p>
          </table:table-cell>
          <table:table-cell office:value-type="float" office:value="83">
            <text:p>83</text:p>
          </table:table-cell>
          <table:table-cell office:value-type="float" office:value="14100">
            <text:p>14100</text:p>
          </table:table-cell>
          <table:table-cell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2:.B13])" office:value-type="float" office:value="13054.9166666667">
            <text:p>13054,9166666667</text:p>
          </table:table-cell>
          <table:table-cell office:value-type="string">
            <text:p>'=ODCH.KWADRATOWE(<text:span text:style-name="T1">B2:B13</text:span>)</text:p>
          </table:table-cell>
        </table:table-row>
        <table:table-row table:style-name="ro2">
          <table:table-cell office:value-type="string">
            <text:p>Jul</text:p>
          </table:table-cell>
          <table:table-cell office:value-type="float" office:value="117">
            <text:p>117</text:p>
          </table:table-cell>
          <table:table-cell office:value-type="float" office:value="17100">
            <text:p>17100</text:p>
          </table:table-cell>
          <table:table-cell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office:value-type="float" office:value="80">
            <text:p>80,00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string">
            <text:p>Aug</text:p>
          </table:table-cell>
          <table:table-cell office:value-type="float" office:value="142">
            <text:p>142</text:p>
          </table:table-cell>
          <table:table-cell office:value-type="float" office:value="18400">
            <text:p>18400</text:p>
          </table:table-cell>
          <table:table-cell/>
          <table:table-cell office:value-type="string">
            <text:p>Forcast value of y</text:p>
          </table:table-cell>
          <table:table-cell/>
          <table:table-cell table:style-name="ce1" table:formula="of:=FORECAST(80;[.C2:.C13];[.B2:.B13])" office:value-type="float" office:value="14320.5195360624">
            <text:p>14320,52</text:p>
          </table:table-cell>
          <table:table-cell office:value-type="string">
            <text:p>'=REGLINX(80;<text:span text:style-name="T1">C2:C13</text:span>;<text:span text:style-name="T2">B2:B13</text:span>)</text:p>
          </table:table-cell>
        </table:table-row>
        <table:table-row table:style-name="ro3">
          <table:table-cell office:value-type="string">
            <text:p>Sep</text:p>
          </table:table-cell>
          <table:table-cell office:value-type="float" office:value="69">
            <text:p>69</text:p>
          </table:table-cell>
          <table:table-cell office:value-type="float" office:value="14100">
            <text:p>14100</text:p>
          </table:table-cell>
          <table:table-cell/>
          <table:table-cell office:value-type="string">
            <text:p>Value of t-distribution</text:p>
          </table:table-cell>
          <table:table-cell/>
          <table:table-cell table:style-name="ce2" table:formula="of:=ABS(TINV(0.05;[.G4]))" office:value-type="float" office:value="2.22813885198628">
            <text:p>2,228138852</text:p>
          </table:table-cell>
          <table:table-cell office:value-type="string">
            <text:p>'=MODUŁ.LICZBY(ROZKŁAD.T.ODW(0,05;<text:span text:style-name="T1">G4</text:span>))</text:p>
          </table:table-cell>
        </table:table-row>
        <table:table-row table:style-name="ro3">
          <table:table-cell office:value-type="string">
            <text:p>Oct</text:p>
          </table:table-cell>
          <table:table-cell office:value-type="float" office:value="106">
            <text:p>106</text:p>
          </table:table-cell>
          <table:table-cell office:value-type="float" office:value="15500">
            <text:p>15500</text:p>
          </table:table-cell>
          <table:table-cell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G10]*[.G6]*SQRT(1+1/[.G3]+([.G8]-[.G5])^2/[.G7])" office:value-type="float" office:value="1049.57309491629">
            <text:p>1049,5730949163</text:p>
          </table:table-cell>
          <table:table-cell office:value-type="string">
            <text:p>'=<text:span text:style-name="T1">G10</text:span>*<text:span text:style-name="T2">G6</text:span>*PIERWIASTEK(1+1/<text:span text:style-name="T3">G3</text:span>+(<text:span text:style-name="T4">G8</text:span>-<text:span text:style-name="T5">G5</text:span>)^2/<text:span text:style-name="T6">G7</text:span>)</text:p>
          </table:table-cell>
        </table:table-row>
        <table:table-row table:style-name="ro2">
          <table:table-cell office:value-type="string">
            <text:p>Nov</text:p>
          </table:table-cell>
          <table:table-cell office:value-type="float" office:value="109">
            <text:p>109</text:p>
          </table:table-cell>
          <table:table-cell office:value-type="float" office:value="16300">
            <text:p>16300</text:p>
          </table:table-cell>
          <table:table-cell table:number-columns-repeated="5"/>
        </table:table-row>
        <table:table-row table:style-name="ro3">
          <table:table-cell office:value-type="string">
            <text:p>Dec</text:p>
          </table:table-cell>
          <table:table-cell office:value-type="float" office:value="121">
            <text:p>121</text:p>
          </table:table-cell>
          <table:table-cell office:value-type="float" office:value="17020">
            <text:p>17020</text:p>
          </table:table-cell>
          <table:table-cell/>
          <table:table-cell office:value-type="string">
            <text:p>Lower Bound</text:p>
          </table:table-cell>
          <table:table-cell/>
          <table:table-cell table:formula="of:=[.G9]-[.G11]" office:value-type="float" office:value="13270.9464411461">
            <text:p>13270,9464411461</text:p>
          </table:table-cell>
          <table:table-cell office:value-type="string">
            <text:p>'=<text:span text:style-name="T1">G9</text:span>-<text:span text:style-name="T2">G11</text:span></text:p>
          </table:table-cell>
        </table:table-row>
        <table:table-row table:style-name="ro3">
          <table:table-cell table:number-columns-repeated="2"/>
          <table:table-cell table:style-name="ce1" table:formula="of:=FORECAST(80;[.C2:.C13];[.B2:.B13])" office:value-type="float" office:value="14320.5195360624">
            <text:p>14320,52</text:p>
          </table:table-cell>
          <table:table-cell/>
          <table:table-cell office:value-type="string">
            <text:p>Upper Bound</text:p>
          </table:table-cell>
          <table:table-cell/>
          <table:table-cell table:formula="of:=[.G9]+[.G11]" office:value-type="float" office:value="15370.0926309787">
            <text:p>15370,0926309787</text:p>
          </table:table-cell>
          <table:table-cell office:value-type="string">
            <text:p>'=<text:span text:style-name="T1">G9</text:span>+<text:span text:style-name="T2">G11</text:span>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8">28.03.2023</text:date>, <text:time>12:19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3-28T10:50:16.06</meta:creation-date>
    <dc:date>2023-03-28T12:19:29.32</dc:date>
    <dc:creator>Andrzej Bystrzycki</dc:creator>
    <meta:editing-duration>PT1H2M3S</meta:editing-duration>
    <meta:editing-cycles>2</meta:editing-cycles>
    <meta:generator>OpenOffice.org/3.3$Win32 OpenOffice.org_project/330m20$Build-9567</meta:generator>
    <meta:document-statistic meta:table-count="3" meta:cell-count="84" meta:object-count="0"/>
  </office:meta>
</office:document-meta>
</file>